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</style:style>
    <style:style style:name="ce16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18" style:family="table-cell" style:parent-style-name="Default">
      <style:table-cell-properties fo:wrap-option="wrap" style:shrink-to-fit="true" style:vertical-align="top"/>
    </style:style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u produit et du systèm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Pouvoir tester plusieurs méthodes de descripteurs d'image dans le software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(true);-image avec overlay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-savoir lire un diagramme de classe parfaitement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(true)-se familiariser avec les instructions et les concept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" table:number-rows-repeated="7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13:36:27.156788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58M31S</meta:editing-duration>
    <meta:editing-cycles>35</meta:editing-cycles>
    <meta:generator>LibreOffice/4.2.7.2$Linux_X86_64 LibreOffice_project/420m0$Build-2</meta:generator>
    <dc:date>2014-12-28T14:19:31.990588555</dc:date>
    <meta:document-statistic meta:table-count="1" meta:cell-count="39" meta:object-count="0"/>
  </office:meta>
</office:document-meta>
</file>